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B000001A078919B0231733B3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7.004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001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fo:min-height="12.409cm"/>
    </style:style>
    <style:style style:name="pr4" style:family="presentation" style:parent-style-name="Title3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5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6" style:family="presentation" style:parent-style-name="Title3-notes">
      <style:graphic-properties draw:stroke="none" draw:fill="none" draw:fill-color="#ffffff" draw:textarea-horizontal-align="justify" draw:textarea-vertical-align="top" fo:min-height="12.409cm" draw:shadow-color="#808080"/>
    </style:style>
    <style:style style:name="pr7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8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9" style:family="presentation" style:parent-style-name="Title2-notes">
      <style:graphic-properties draw:fill-color="#ffffff" fo:min-height="12.409cm"/>
    </style:style>
    <style:style style:name="pr10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11" style:family="presentation" style:parent-style-name="Title4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12" style:family="presentation" style:parent-style-name="Title4-notes">
      <style:graphic-properties draw:fill-color="#ffffff" fo:min-height="12.409cm"/>
    </style:style>
    <style:style style:name="pr13" style:family="presentation" style:parent-style-name="Title5-title">
      <style:graphic-properties draw:stroke="none" draw:fill="none" draw:fill-color="#ffffff" draw:textarea-horizontal-align="justify" draw:textarea-vertical-align="top" draw:auto-grow-height="false" draw:auto-grow-width="false" fo:min-height="7.075cm" fo:min-width="0cm" fo:padding-top="0cm" fo:padding-bottom="0cm" fo:padding-left="0cm" fo:padding-right="0cm" fo:wrap-option="wrap" draw:shadow-color="#808080"/>
    </style:style>
    <style:style style:name="pr14" style:family="presentation" style:parent-style-name="Title5-notes">
      <style:graphic-properties draw:stroke="none" draw:fill="none" draw:fill-color="#ffffff" draw:textarea-horizontal-align="justify" draw:textarea-vertical-align="top" fo:min-height="12.409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text-align="start" fo:text-indent="0cm" style:punctuation-wrap="hanging" style:line-break="strict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705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.564cm" fo:margin-bottom="0cm" fo:text-indent="0cm" style:punctuation-wrap="hanging" style:line-break="strict"/>
    </style:style>
    <style:style style:name="P13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text-align="end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margin-top="0.705cm" fo:margin-bottom="0cm" fo:text-indent="0.035cm" style:punctuation-wrap="hanging" style:line-break="strict"/>
    </style:style>
    <style:style style:name="T1" style:family="text">
      <style:text-properties fo:color="#00b1ac" fo:font-size="48pt" fo:language="de" fo:country="DE" style:font-size-asian="48pt" style:language-asian="de" style:country-asian="DE" style:font-size-complex="48pt" style:language-complex="de" style:country-complex="DE"/>
    </style:style>
    <style:style style:name="T2" style:family="text">
      <style:text-properties fo:color="#000000" fo:font-size="48pt" fo:language="de" fo:country="DE" style:font-size-asian="48pt" style:language-asian="de" style:country-asian="DE" style:font-size-complex="48pt" style:language-complex="de" style:country-complex="DE"/>
    </style:style>
    <style:style style:name="T3" style:family="text">
      <style:text-properties fo:language="de" fo:country="DE" style:language-asian="de" style:country-asian="DE" style:language-complex="de" style:country-complex="DE"/>
    </style:style>
    <style:style style:name="T4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5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7" style:family="text">
      <style:text-properties fo:font-size="48pt" fo:language="de" fo:country="DE" style:font-size-asian="48pt" style:language-asian="de" style:country-asian="DE" style:font-size-complex="48pt" style:language-complex="de" style:country-complex="DE"/>
    </style:style>
    <style:style style:name="T8" style:family="text">
      <style:text-properties fo:color="#000000" fo:font-size="24pt" fo:language="de" fo:country="DE" style:font-size-asian="24pt" style:language-asian="de" style:country-asian="DE" style:font-size-complex="24pt" style:language-complex="de" style:country-complex="DE"/>
    </style:style>
    <style:style style:name="T9" style:family="text">
      <style:text-properties fo:color="#000000" fo:font-size="16pt" fo:language="de" fo:country="DE" style:font-size-asian="16pt" style:language-asian="de" style:country-asian="DE" style:font-size-complex="16pt" style:language-complex="de" style:country-complex="DE"/>
    </style:style>
    <text:list-style style:name="L1">
      <text:list-level-style-number text:level="1" style:num-format="">
        <style:list-level-properties/>
        <style:text-properties fo:color="#00b1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&gt;">
        <style:list-level-properties text:space-before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/>
        <style:text-properties style:font-name="Arial" fo:color="#000000" fo:font-size="100%"/>
      </text:list-level-style-bullet>
      <text:list-level-style-bullet text:level="7" text:bullet-char="&gt;">
        <style:list-level-properties text:space-before="0.74cm"/>
        <style:text-properties style:font-name="Arial" fo:color="#000000" fo:font-size="100%"/>
      </text:list-level-style-bullet>
      <text:list-level-style-bullet text:level="8" text:bullet-char="&gt;">
        <style:list-level-properties text:space-before="0.74cm"/>
        <style:text-properties style:font-name="Arial" fo:color="#000000" fo:font-size="100%"/>
      </text:list-level-style-bullet>
      <text:list-level-style-bullet text:level="9" text:bullet-char="&gt;">
        <style:list-level-properties text:space-before="0.74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5">
      <text:list-level-style-bullet text:level="1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6">
      <text:list-level-style-bullet text:level="1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987cm" text:min-label-width="1.023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7">
      <text:list-level-style-bullet text:level="1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number text:level="4" style:num-format="">
        <style:list-level-properties/>
        <style:text-properties fo:color="#000000" fo:font-size="100%"/>
      </text:list-level-style-number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8">
      <text:list-level-style-bullet text:level="1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987cm" text:min-label-width="1.023cm"/>
        <style:text-properties style:font-name="Verdana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draw:page draw:name="Titel Zeile 1 Zeile 2 Zeile 3" draw:style-name="dp1" draw:master-page-name="Title1" presentation:presentation-page-layout-name="AL1T0" presentation:use-date-time-name="dtd1">
        <draw:frame presentation:style-name="pr1" draw:text-style-name="P2" draw:layer="layout" svg:width="22.402cm" svg:height="7.003cm" svg:x="0.798cm" svg:y="5.123cm" presentation:class="title" presentation:user-transformed="true">
          <draw:text-box>
            <text:list text:style-name="L1">
              <text:list-header>
                <text:p text:style-name="P1"><text:span text:style-name="T1">Titel Zeile 1</text:span><text:span text:style-name="T2"><text:line-break/></text:span><text:span text:style-name="T2">Zeile 2</text:span><text:span text:style-name="T2"><text:line-break/></text:span><text:span text:style-name="T2">Zeile 3</text:span></text:p>
              </text:list-header>
            </text:list>
          </draw:text-box>
        </draw:frame>
        <draw:frame presentation:style-name="pr2" draw:text-style-name="P2" draw:layer="layout" svg:width="22.402cm" svg:height="4cm" svg:x="0.798cm" svg:y="12.801cm" presentation:class="subtitle" presentation:user-transformed="true">
          <draw:text-box>
            <text:list text:style-name="L2">
              <text:list-header>
                <text:p text:style-name="P3"><text:span text:style-name="T3">Untertitel</text:span></text:p>
                <text:p text:style-name="P3"><text:span text:style-name="T3">Datum</text:span></text:p>
              </text:list-header>
            </text:list>
          </draw:text-box>
        </draw:frame>
        <draw:custom-shape draw:name="Foliennummernplatzhalter 5" draw:style-name="gr1" draw:text-style-name="P5" draw:layer="layout" svg:width="0.83cm" svg:height="0.339cm" svg:x="22.348cm" svg:y="18.199cm">
          <text:list text:style-name="L3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3" draw:style-name="gr2" draw:text-style-name="P7" draw:layer="layout" svg:width="15.928cm" svg:height="0.339cm" svg:x="0.798cm" svg:y="18.199cm">
          <text:list text:style-name="L3">
            <text:list-header>
              <text:p text:style-name="P6"><text:span text:style-name="T5">© FH AACH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1cm" svg:x="2.544cm" svg:y="2.067cm" draw:page-number="1" presentation:class="page"/>
          <draw:frame presentation:style-name="pr3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Überschrift Zeile 1 Zeile 2" draw:style-name="dp3" draw:master-page-name="Title3" presentation:use-date-time-name="dtd1">
        <draw:frame presentation:style-name="pr4" draw:text-style-name="P2" draw:layer="layout" svg:width="22.402cm" svg:height="2.002cm" svg:x="0.798cm" svg:y="1.724cm" presentation:class="title" presentation:user-transformed="true">
          <draw:text-box>
            <text:list text:style-name="L4">
              <text:list-header>
                <text:p text:style-name="P1"><text:span text:style-name="T3">Überschrift Zeile 1</text:span><text:span text:style-name="T3"><text:line-break/></text:span><text:span text:style-name="T3">Zeile 2</text:span></text:p>
              </text:list-header>
            </text:list>
          </draw:text-box>
        </draw:frame>
        <draw:frame presentation:style-name="pr5" draw:text-style-name="P2" draw:layer="layout" svg:width="22.402cm" svg:height="13.396cm" svg:x="0.798cm" svg:y="4.322cm" presentation:class="outline" presentation:user-transformed="true">
          <draw:text-box>
            <text:list text:style-name="L4">
              <text:list-header>
                <text:p text:style-name="P9"><text:span text:style-name="T3">Text normal</text:span></text:p>
              </text:list-header>
            </text:list>
            <text:list text:style-name="L5">
              <text:list-item>
                <text:list>
                  <text:list-header>
                    <text:p text:style-name="P10"><text:span text:style-name="T3">Zweite Ebene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3">Dritte Eben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2"><text:span text:style-name="T3">Vierte Eben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3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oliennummernplatzhalter 8" draw:style-name="gr4" draw:text-style-name="P5" draw:layer="layout" svg:width="0.83cm" svg:height="0.339cm" svg:x="22.348cm" svg:y="18.199cm">
          <text:list text:style-name="L3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5" draw:text-style-name="P7" draw:layer="layout" svg:width="15.928cm" svg:height="0.339cm" svg:x="0.798cm" svg:y="18.199cm">
          <text:list text:style-name="L3">
            <text:list-header>
              <text:p text:style-name="P6"><text:span text:style-name="T5">© FH AACHEN</text:span><text:span text:style-name="T4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85cm" svg:height="10.341cm" svg:x="2.549cm" svg:y="2.068cm" draw:page-number="2" presentation:class="page"/>
          <draw:frame presentation:style-name="pr6" draw:text-style-name="P14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6" draw:layer="layout" svg:width="8.184cm" svg:height="1.381cm" svg:x="10.694cm" svg:y="26.189cm">
            <text:list text:style-name="L3">
              <text:list-header>
                <text:p text:style-name="P15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Neues Kapitel Zeile 1 Zeile 2" draw:style-name="dp3" draw:master-page-name="Title2" presentation:use-date-time-name="dtd1">
        <draw:frame presentation:style-name="pr7" draw:text-style-name="P2" draw:layer="layout" svg:width="22.402cm" svg:height="2.002cm" svg:x="0.798cm" svg:y="1.724cm" presentation:class="title" presentation:user-transformed="true">
          <draw:text-box>
            <text:list text:style-name="L4">
              <text:list-header>
                <text:p text:style-name="P1"><text:span text:style-name="T3">Neues Kapitel Zeile 1</text:span><text:span text:style-name="T3"><text:line-break/></text:span><text:span text:style-name="T3">Zeile 2</text:span></text:p>
              </text:list-header>
            </text:list>
          </draw:text-box>
        </draw:frame>
        <draw:frame presentation:style-name="pr8" draw:text-style-name="P2" draw:layer="layout" svg:width="22.402cm" svg:height="13.396cm" svg:x="0.798cm" svg:y="4.322cm" presentation:class="outline" presentation:user-transformed="true">
          <draw:text-box>
            <text:list text:style-name="L4">
              <text:list-header>
                <text:p text:style-name="P9"><text:span text:style-name="T7">Text </text:span><text:span text:style-name="T1">Text</text:span></text:p>
              </text:list-header>
            </text:list>
          </draw:text-box>
        </draw:frame>
        <draw:custom-shape draw:name="Foliennummernplatzhalter 7" draw:style-name="gr7" draw:text-style-name="P5" draw:layer="layout" svg:width="0.83cm" svg:height="0.339cm" svg:x="22.348cm" svg:y="18.199cm">
          <text:list text:style-name="L3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8" draw:style-name="gr8" draw:text-style-name="P7" draw:layer="layout" svg:width="15.928cm" svg:height="0.339cm" svg:x="0.798cm" svg:y="18.199cm">
          <text:list text:style-name="L3">
            <text:list-header>
              <text:p text:style-name="P6"><text:span text:style-name="T5">© FH AACHEN</text:span><text:span text:style-name="T4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1cm" svg:x="2.544cm" svg:y="2.067cm" draw:page-number="3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" draw:style-name="dp3" draw:master-page-name="Title4" presentation:presentation-page-layout-name="AL2T3" presentation:use-date-time-name="dtd1">
        <draw:frame presentation:style-name="pr10" draw:text-style-name="P2" draw:layer="layout" svg:width="10.932cm" svg:height="13.392cm" svg:x="0.798cm" svg:y="4.326cm" presentation:class="outline">
          <draw:text-box>
            <text:list text:style-name="L4">
              <text:list-header>
                <text:p text:style-name="P9"><text:span text:style-name="T8">Text Spalte 2</text:span></text:p>
              </text:list-header>
            </text:list>
            <text:list text:style-name="L5">
              <text:list-item>
                <text:list>
                  <text:list-header>
                    <text:p text:style-name="P17"><text:span text:style-name="T8">Zweite Ebene</text:span></text:p>
                    <text:list>
                      <text:list-item>
                        <text:p text:style-name="P11"><text:span text:style-name="T8">Dritte Ebene</text:span></text:p>
                      </text:list-item>
                    </text:list>
                  </text:list-header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2"><text:span text:style-name="T9">Vierte Eben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13"><text:span text:style-name="T9"/></text:p>
              </text:list-header>
            </text:list>
          </draw:text-box>
        </draw:frame>
        <draw:frame presentation:style-name="pr11" draw:text-style-name="P2" draw:layer="layout" svg:width="22.402cm" svg:height="2.006cm" svg:x="0.798cm" svg:y="1.72cm" presentation:class="title">
          <draw:text-box>
            <text:list text:style-name="L4">
              <text:list-header>
                <text:p text:style-name="P1"><text:span text:style-name="T3">Überschrift Zeile 1</text:span><text:span text:style-name="T3"><text:line-break/></text:span><text:span text:style-name="T3">Zeile 2</text:span></text:p>
              </text:list-header>
            </text:list>
          </draw:text-box>
        </draw:frame>
        <draw:frame presentation:style-name="pr10" draw:text-style-name="P2" draw:layer="layout" svg:width="10.932cm" svg:height="13.392cm" svg:x="12.278cm" svg:y="4.326cm" presentation:class="outline">
          <draw:text-box>
            <text:list text:style-name="L4">
              <text:list-header>
                <text:p text:style-name="P9"><text:span text:style-name="T8">Text Spalte 1</text:span></text:p>
              </text:list-header>
            </text:list>
            <text:list text:style-name="L5">
              <text:list-item>
                <text:list>
                  <text:list-header>
                    <text:p text:style-name="P10"><text:span text:style-name="T8">Zweite Ebene</text:span></text:p>
                    <text:list>
                      <text:list-item>
                        <text:p text:style-name="P11"><text:span text:style-name="T8">Dritte Ebene</text:span></text:p>
                      </text:list-item>
                    </text:list>
                  </text:list-header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2"><text:span text:style-name="T9">Vierte Eben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13"><text:span text:style-name="T9"/></text:p>
              </text:list-header>
            </text:list>
          </draw:text-box>
        </draw:frame>
        <draw:custom-shape draw:name="Foliennummernplatzhalter 8" draw:style-name="gr9" draw:text-style-name="P5" draw:layer="layout" svg:width="0.83cm" svg:height="0.339cm" svg:x="22.348cm" svg:y="18.199cm">
          <text:list text:style-name="L3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10" draw:text-style-name="P7" draw:layer="layout" svg:width="15.928cm" svg:height="0.339cm" svg:x="0.798cm" svg:y="18.199cm">
          <text:list text:style-name="L3">
            <text:list-header>
              <text:p text:style-name="P6"><text:span text:style-name="T5">© FH AACHEN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1cm" svg:x="2.544cm" svg:y="2.067cm" draw:page-number="4" presentation:class="page"/>
          <draw:frame presentation:style-name="pr12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FH Aachen  Fachbereich xxx Name Studierende(r) o. Seminar xxx Straße Nr.  PLZ Ort" draw:style-name="dp3" draw:master-page-name="Title5" presentation:use-date-time-name="dtd1">
        <draw:frame presentation:style-name="pr13" draw:text-style-name="P2" draw:layer="layout" svg:width="22.402cm" svg:height="7.074cm" svg:x="0.798cm" svg:y="5.525cm" presentation:class="title" presentation:user-transformed="true">
          <draw:text-box>
            <text:list text:style-name="L4">
              <text:list-header>
                <text:p text:style-name="P1"><text:span text:style-name="T9">FH Aachen </text:span><text:span text:style-name="T9"><text:line-break/></text:span><text:span text:style-name="T9">Fachbereich xxx</text:span><text:span text:style-name="T9"><text:line-break/></text:span><text:span text:style-name="T9">Name Studierende(r) o. Seminar xxx</text:span><text:span text:style-name="T9"><text:line-break/></text:span><text:span text:style-name="T9">Straße Nr. </text:span><text:span text:style-name="T9"><text:line-break/></text:span><text:span text:style-name="T9">PLZ Ort</text:span></text:p>
              </text:list-header>
            </text:list>
          </draw:text-box>
        </draw:frame>
        <draw:custom-shape draw:name="Foliennummernplatzhalter 6" draw:style-name="gr11" draw:text-style-name="P5" draw:layer="layout" svg:width="0.83cm" svg:height="0.339cm" svg:x="22.348cm" svg:y="18.199cm">
          <text:list text:style-name="L3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7" draw:style-name="gr12" draw:text-style-name="P7" draw:layer="layout" svg:width="15.928cm" svg:height="0.339cm" svg:x="0.798cm" svg:y="18.199cm">
          <text:list text:style-name="L3">
            <text:list-header>
              <text:p text:style-name="P6"><text:span text:style-name="T5">© FH AACHEN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85cm" svg:height="10.341cm" svg:x="2.549cm" svg:y="2.068cm" draw:page-number="5" presentation:class="page"/>
          <draw:frame presentation:style-name="pr14" draw:text-style-name="P14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6" draw:layer="layout" svg:width="8.184cm" svg:height="1.381cm" svg:x="10.694cm" svg:y="26.189cm">
            <text:list text:style-name="L3">
              <text:list-header>
                <text:p text:style-name="P15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1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6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7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8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1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2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3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6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7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8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1.05.2019 <text:s/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2-title" draw:layer="backgroundobjects" svg:width="22.402cm" svg:height="2.006cm" svg:x="0.798cm" svg:y="1.72cm" presentation:class="title" presentation:placeholder="true">
        <draw:text-box/>
      </draw:frame>
      <draw:frame presentation:style-name="Title2-outline1" draw:layer="backgroundobjects" svg:width="22.402cm" svg:height="13.392cm" svg:x="0.798cm" svg:y="4.326cm" presentation:class="outline" presentation:placeholder="true">
        <draw:text-box/>
      </draw:frame>
      <draw:frame presentation:style-name="Mpr10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1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1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3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3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4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4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Title3-outline1" draw:layer="backgroundobjects" svg:width="22.402cm" svg:height="13.392cm" svg:x="0.798cm" svg:y="4.326cm" presentation:class="outline" presentation:placeholder="true">
        <draw:text-box/>
      </draw:frame>
      <draw:frame presentation:style-name="Mpr15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1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1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0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1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3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3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4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4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5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2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08T16:35:41.645000000</dc:date>
    <meta:editing-cycles>45</meta:editing-cycles>
    <meta:generator>LibreOffice/5.4.7.2$Windows_X86_64 LibreOffice_project/c838ef25c16710f8838b1faec480ebba495259d0</meta:generator>
    <meta:editing-duration>PT10M58S</meta:editing-duration>
    <meta:document-statistic meta:object-count="135"/>
  </office:meta>
</office:document-meta>
</file>